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26C00000232620C0801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677cm" svg:height="6.959cm" svg:x="0.621cm" svg:y="0.262cm">
          <draw:image xlink:href="Pictures/200000020000026C00000232620C0801.eps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7.4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13T11:30:09</dc:date>
    <dc:creator>kkk </dc:creator>
    <meta:generator>LibreOffice/3.3$Linux LibreOffice_project/330m19$Build-401</meta:generator>
    <meta:editing-duration>PT10H24M37S</meta:editing-duration>
    <meta:editing-cycles>58</meta:editing-cycles>
    <meta:document-statistic meta:object-count="1"/>
  </office:meta>
</office:document-meta>
</file>